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1.11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1.277cm" fo:min-width="1.118cm" fo:padding-top="0.231cm" fo:padding-bottom="0.231cm" fo:padding-left="0.356cm" fo:padding-right="0.3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1.065cm" fo:min-width="0.906cm" fo:padding-top="0.231cm" fo:padding-bottom="0.231cm" fo:padding-left="0.356cm" fo:padding-right="0.356cm"/>
    </style:style>
    <style:style style:name="gr6" style:family="graphic" style:parent-style-name="standard">
      <style:graphic-properties draw:textarea-horizontal-align="justify" draw:textarea-vertical-align="middle" draw:auto-grow-height="false" fo:min-height="1.726cm" fo:min-width="1.476cm"/>
    </style:style>
    <style:style style:name="gr7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1.726cm" fo:min-width="1.476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1.514cm" fo:min-width="1.264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2.159cm" svg:x="3.921cm" svg:y="4.81cm">
          <text:p text:style-name="P1">e0,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762cm" svg:y1="5.826cm" svg:x2="3.921cm" svg:y2="5.826cm">
          <text:p/>
        </draw:line>
        <draw:custom-shape draw:style-name="gr3" draw:text-style-name="P1" xml:id="id2" draw:id="id2" draw:layer="layout" svg:width="2.286cm" svg:height="2.159cm" svg:x="8.322cm" svg:y="4.81cm">
          <text:p text:style-name="P1">e1,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6.207cm" svg:y1="5.89cm" svg:x2="8.322cm" svg:y2="5.89cm" draw:start-shape="id1" draw:start-glue-point="10" draw:end-shape="id2" draw:end-glue-point="6" svg:d="M6207 5890h2115" svg:viewBox="0 0 2116 1">
          <text:p text:style-name="P1">1</text:p>
          <text:p text:style-name="P1"/>
        </draw:connector>
        <draw:connector draw:style-name="gr4" draw:text-style-name="P2" draw:layer="layout" draw:type="curve" draw:line-skew="-0.105cm" svg:x1="4.255cm" svg:y1="5.126cm" svg:x2="5.873cm" svg:y2="5.126cm" draw:start-shape="id1" draw:start-glue-point="5" draw:end-shape="id1" draw:end-glue-point="11" svg:d="M4255 5126c0-1384 1618-1384 1618 0" svg:viewBox="0 0 1619 1039">
          <text:p text:style-name="P1">0</text:p>
          <text:p text:style-name="P1"/>
          <text:p text:style-name="P1"/>
          <text:p text:style-name="P1"/>
        </draw:connector>
        <draw:custom-shape draw:style-name="gr5" draw:text-style-name="P1" xml:id="id3" draw:id="id3" draw:layer="layout" svg:width="2.286cm" svg:height="2.159cm" svg:x="5.423cm" svg:y="8.611cm">
          <text:p text:style-name="P1">e1,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8.656cm" svg:y1="6.653cm" svg:x2="6.566cm" svg:y2="8.611cm" draw:start-shape="id2" draw:start-glue-point="7" draw:end-shape="id3" draw:end-glue-point="4" svg:d="M8656 6653c0 1705-2090 727-2090 1958" svg:viewBox="0 0 2091 1959">
          <text:p text:style-name="P1">0</text:p>
        </draw:connector>
        <draw:connector draw:style-name="gr4" draw:text-style-name="P2" draw:layer="layout" draw:type="curve" draw:line-skew="0.593cm" svg:x1="7.375cm" svg:y1="10.454cm" svg:x2="5.757cm" svg:y2="10.454cm" draw:start-shape="id3" draw:start-glue-point="9" draw:end-shape="id3" draw:end-glue-point="7" svg:d="M7375 10454c0 2272-1618 2272-1618 0" svg:viewBox="0 0 1619 1705">
          <text:p text:style-name="P1">0</text:p>
        </draw:connector>
        <draw:custom-shape draw:style-name="gr5" draw:text-style-name="P1" xml:id="id4" draw:id="id4" draw:layer="layout" svg:width="2.286cm" svg:height="2.159cm" svg:x="10.124cm" svg:y="8.611cm">
          <text:p text:style-name="P1">e0,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709cm" svg:y1="9.691cm" svg:x2="10.124cm" svg:y2="9.691cm" draw:start-shape="id3" draw:start-glue-point="10" draw:end-shape="id4" draw:end-glue-point="6" svg:d="M7709 9691h2415" svg:viewBox="0 0 2416 1">
          <text:p text:style-name="P1">1</text:p>
          <text:p text:style-name="P1"/>
        </draw:connector>
        <draw:connector draw:style-name="gr4" draw:text-style-name="P2" draw:layer="layout" draw:type="curve" svg:x1="10.274cm" svg:y1="6.653cm" svg:x2="11.267cm" svg:y2="8.611cm" draw:start-shape="id2" draw:start-glue-point="9" draw:end-shape="id4" draw:end-glue-point="4" svg:d="M10274 6653c0 1705 993 727 993 1958" svg:viewBox="0 0 994 1959">
          <text:p text:style-name="P1"><text:s text:c="2"/>1</text:p>
        </draw:connector>
        <draw:connector draw:style-name="gr4" draw:text-style-name="P2" draw:layer="layout" draw:type="curve" svg:x1="12.076cm" svg:y1="8.927cm" svg:x2="10.608cm" svg:y2="5.89cm" draw:start-shape="id4" draw:start-glue-point="11" draw:end-shape="id2" draw:end-glue-point="10" svg:d="M12076 8927c0-2025-489-3037-1468-3037" svg:viewBox="0 0 1469 3038">
          <text:p text:style-name="P1"><text:tab/><text:tab/>1</text:p>
        </draw:connector>
        <draw:connector draw:style-name="gr4" draw:text-style-name="P2" draw:layer="layout" draw:type="curve" draw:line-skew="1.219cm" svg:x1="10.458cm" svg:y1="10.454cm" svg:x2="4.255cm" svg:y2="6.653cm" draw:start-shape="id4" draw:start-glue-point="7" draw:end-shape="id1" draw:end-glue-point="7" svg:d="M10458 10454c0 3211-6203 5112-6203-3801" svg:viewBox="0 0 6204 6477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0</text:p>
        </draw:connector>
      </draw:page>
      <draw:page draw:name="page2" draw:style-name="dp1" draw:master-page-name="Default">
        <draw:custom-shape draw:style-name="gr6" draw:text-style-name="P1" xml:id="id5" draw:id="id5" draw:layer="layout" svg:width="2.794cm" svg:height="2.794cm" svg:x="3.159cm" svg:y="2.651cm">
          <text:p text:style-name="P1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635cm" svg:y1="4.048cm" svg:x2="3.286cm" svg:y2="4.048cm">
          <text:p/>
        </draw:line>
        <draw:connector draw:style-name="gr4" draw:text-style-name="P2" draw:layer="layout" draw:type="curve" svg:x1="5.544cm" svg:y1="5.036cm" svg:x2="3.568cm" svg:y2="5.036cm" draw:start-shape="id5" draw:start-glue-point="9" draw:end-shape="id5" draw:end-glue-point="7" svg:d="M5544 5036c0 1366-1976 1366-1976 0" svg:viewBox="0 0 1977 1026">
          <text:p text:style-name="P1"/>
          <text:p text:style-name="P1"/>
          <text:p text:style-name="P1"/>
          <text:p text:style-name="P1">0</text:p>
        </draw:connector>
        <draw:custom-shape draw:style-name="gr7" draw:text-style-name="P1" xml:id="id6" draw:id="id6" draw:layer="layout" svg:width="2.794cm" svg:height="2.794cm" svg:x="7.46cm" svg:y="2.652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869cm" svg:y1="3.061cm" svg:x2="5.544cm" svg:y2="3.06cm" draw:start-shape="id6" draw:start-glue-point="5" draw:end-shape="id5" draw:end-glue-point="11" svg:d="M7869 3061c-1822 0-660-1-2325-1" svg:viewBox="0 0 2326 2">
          <text:p text:style-name="P1">0,1</text:p>
          <text:p text:style-name="P1"/>
        </draw:connector>
        <draw:custom-shape draw:style-name="gr8" draw:text-style-name="P1" xml:id="id7" draw:id="id7" draw:layer="layout" svg:width="2.794cm" svg:height="2.794cm" svg:x="12.16cm" svg:y="2.652cm">
          <text:p text:style-name="P1">q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0.254cm" svg:y1="4.049cm" svg:x2="12.16cm" svg:y2="4.049cm" draw:start-shape="id6" draw:start-glue-point="10" draw:end-shape="id7" draw:end-glue-point="6" svg:d="M10254 4049h1906" svg:viewBox="0 0 1907 1">
          <text:p text:style-name="P1"><text:span text:style-name="T1">ε</text:span></text:p>
          <text:p text:style-name="P1"><text:span text:style-name="T2"/></text:p>
        </draw:connector>
        <draw:connector draw:style-name="gr4" draw:text-style-name="P2" draw:layer="layout" draw:type="curve" svg:x1="14.545cm" svg:y1="5.037cm" svg:x2="12.569cm" svg:y2="5.037cm" draw:start-shape="id7" draw:start-glue-point="9" draw:end-shape="id7" draw:end-glue-point="7" svg:d="M14545 5037c0 1524-1976 1524-1976 0" svg:viewBox="0 0 1977 1144">
          <text:p text:style-name="P1"/>
          <text:p text:style-name="P1"/>
          <text:p text:style-name="P1"/>
          <text:p text:style-name="P1">1</text:p>
        </draw:connector>
        <draw:custom-shape draw:style-name="gr6" draw:text-style-name="P1" xml:id="id8" draw:id="id8" draw:layer="layout" svg:width="2.794cm" svg:height="2.794cm" svg:x="16.76cm" svg:y="2.652cm">
          <text:p text:style-name="P1">q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4.545cm" svg:y1="3.061cm" svg:x2="17.169cm" svg:y2="3.061cm" draw:start-shape="id7" draw:start-glue-point="11" draw:end-shape="id8" draw:end-glue-point="5" svg:d="M14545 3061h2624" svg:viewBox="0 0 2625 1">
          <text:p text:style-name="P1">0</text:p>
          <text:p text:style-name="P1"/>
        </draw:connector>
        <draw:connector draw:style-name="gr4" draw:text-style-name="P2" draw:layer="layout" draw:type="curve" svg:x1="16.76cm" svg:y1="4.049cm" svg:x2="14.954cm" svg:y2="4.049cm" draw:start-shape="id8" draw:start-glue-point="6" draw:end-shape="id7" draw:end-glue-point="10" svg:d="M16760 4049h-1806" svg:viewBox="0 0 1807 1">
          <text:p text:style-name="P1"/>
          <text:p text:style-name="P1">1</text:p>
        </draw:connector>
        <draw:connector draw:style-name="gr4" draw:text-style-name="P2" draw:layer="layout" draw:type="curve" svg:x1="17.169cm" svg:y1="5.037cm" svg:x2="19.145cm" svg:y2="5.037cm" draw:start-shape="id8" draw:start-glue-point="7" draw:end-shape="id8" draw:end-glue-point="9" svg:d="M17169 5037c0 1366 1976 1366 1976 0" svg:viewBox="0 0 1977 1026">
          <text:p text:style-name="P1"/>
          <text:p text:style-name="P1"/>
          <text:p text:style-name="P1"/>
          <text:p text:style-name="P1">0</text:p>
        </draw:connector>
        <draw:connector draw:style-name="gr4" draw:text-style-name="P2" draw:layer="layout" draw:type="curve" svg:x1="5.953cm" svg:y1="4.048cm" svg:x2="7.46cm" svg:y2="4.049cm" draw:start-shape="id5" draw:start-glue-point="10" draw:end-shape="id6" draw:end-glue-point="6" svg:d="M5953 4048c1051 0 298 1 1507 1" svg:viewBox="0 0 1508 2">
          <text:p text:style-name="P1"/>
          <text:p text:style-name="P1"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7:28:36.222904913</meta:creation-date>
    <dc:date>2019-01-27T17:57:06.662368567</dc:date>
    <meta:editing-duration>PT1M40S</meta:editing-duration>
    <meta:editing-cycles>2</meta:editing-cycles>
    <meta:generator>LibreOffice/6.0.7.3$Linux_X86_64 LibreOffice_project/00m0$Build-3</meta:generator>
    <meta:document-statistic meta:object-count="26"/>
  </office:meta>
</office:document-meta>
</file>